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 Leading Clocks Lag</text:p>
      <text:p text:style-name="Standard"><text:line-break/>Aim : The aim of this project is to visualize the relativistic effects on an object which moves with a constant velocity. </text:p>
      <text:p text:style-name="Standard"/>
      <text:p text:style-name="Standard">Introduction : </text:p>
      <text:p text:style-name="Standard">The visualizations created in this project are simple animation using blocks and linear motions. Javascript is the programming language which was used in order to calculate the variables needed in order to find length contraction, time dilation and synchronization error. The calculated variables are used in order to change the size of the train, difference between the three clocks (rest frame, front clock and the back clock).</text:p>
      <text:p text:style-name="Standard"/>
      <text:p text:style-name="Standard">Target Audience: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6:34:34.88</meta:creation-date>
    <dc:date>2014-12-04T16:59:06.01</dc:date>
    <meta:editing-duration>PT24M30S</meta:editing-duration>
    <meta:editing-cycles>3</meta:editing-cycles>
    <meta:generator>OpenOffice.org/3.4.1$Win32 OpenOffice.org_project/341m1$Build-9593</meta:generator>
    <meta:document-statistic meta:table-count="0" meta:image-count="0" meta:object-count="0" meta:page-count="1" meta:paragraph-count="5" meta:word-count="98" meta:character-count="610"/>
  </office:meta>
</office:document-meta>
</file>